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a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a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uruk_helm_a,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uruk_helm_a,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 style:data-style-name="N2" text:time-value="21:00:31.7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11-05T21:56:51.907000000</dc:date>
    <meta:editing-cycles>528</meta:editing-cycles>
    <meta:editing-duration>P6DT12H56M5S</meta:editing-duration>
    <dc:creator>Jöran Balks</dc:creator>
    <meta:document-statistic meta:table-count="2" meta:cell-count="7114" meta:object-count="0"/>
  </office:meta>
</office:document-meta>
</file>